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88100000A2300000A50F0FE4F933F603EA2.svg" manifest:media-type="image/svg+xml"/>
  <manifest:file-entry manifest:full-path="Pictures/100000000000064000000384AB7A6A5D444AA1EF.png" manifest:media-type="image/png"/>
  <manifest:file-entry manifest:full-path="Pictures/10000201000000620000006435343FC0D9EB8029.png" manifest:media-type="image/png"/>
  <manifest:file-entry manifest:full-path="Pictures/10000000000006400000038426C096FE6B44A0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kaoPGothic" svg:font-family="TakaoPGothic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2.142cm, 10.871cm, 0.805cm, 10.596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4.364cm"/>
    </style:style>
    <style:style style:name="gr3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9.163cm, 17.919cm, 8.601cm, 16.853cm)" draw:image-opacity="100%" style:mirror="none"/>
    </style:style>
    <style:style style:name="gr4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alizarin-title">
      <style:graphic-properties fo:min-height="3.506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20pt" style:font-size-asian="20pt" style:font-size-complex="20pt"/>
    </style:style>
    <style:style style:name="P5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draw:frame presentation:style-name="pr1" draw:text-style-name="P1" draw:layer="layout" svg:width="23.699cm" svg:height="1.606cm" svg:x="0.701cm" svg:y="1.594cm" presentation:class="title" presentation:user-transformed="true">
          <draw:text-box>
            <text:p text:style-name="P1"><text:span text:style-name="T1">openGL</text:span><text:span text:style-name="T1">を用いた簡単なゲームの作成</text:span></text:p>
          </draw:text-box>
        </draw:frame>
        <draw:frame draw:style-name="gr1" draw:text-style-name="P2" draw:layer="layout" svg:width="11.399cm" svg:height="11.399cm" svg:x="12cm" svg:y="4.401cm">
          <draw:image xlink:href="Pictures/10000000000006400000038426C096FE6B44A08D.png" xlink:type="simple" xlink:show="embed" xlink:actuate="onLoad">
            <text:p/>
          </draw:image>
        </draw:frame>
        <draw:frame draw:style-name="gr2" draw:text-style-name="P3" draw:layer="layout" svg:width="13cm" svg:height="14.711cm" svg:x="0.8cm" svg:y="4.8cm">
          <draw:text-box>
            <text:p><text:span text:style-name="T2">&lt;</text:span><text:span text:style-name="T2">使用したライブラリ</text:span><text:span text:style-name="T2">&gt;</text:span></text:p>
            <text:p><text:span text:style-name="T2">　</text:span><text:span text:style-name="T2">OpenGL</text:span></text:p>
            <text:p><text:span text:style-name="T2">　</text:span><text:span text:style-name="T2">GLUT</text:span></text:p>
            <text:p><text:span text:style-name="T2"/></text:p>
            <text:p><text:span text:style-name="T2">&lt;</text:span><text:span text:style-name="T2">実装したこと</text:span><text:span text:style-name="T2">&gt;</text:span></text:p>
            <text:p><text:span text:style-name="T2">　簡単な物理シュミレーション</text:span></text:p>
            <text:p><text:span text:style-name="T2">　　ジャンプ</text:span></text:p>
            <text:p><text:span text:style-name="T2">　　地面検出</text:span></text:p>
            <text:p><text:span text:style-name="T2">　　当たり判定</text:span></text:p>
            <text:p><text:span text:style-name="T2">　画面切り替え</text:span></text:p>
            <text:p><text:span text:style-name="T2">　経過時間の表示</text:span></text:p>
            <text:p><text:span text:style-name="T2"/></text:p>
            <text:p><text:span text:style-name="T2">&lt;</text:span><text:span text:style-name="T2">ルール</text:span><text:span text:style-name="T2">&gt;</text:span></text:p>
            <text:p><text:span text:style-name="T2">　ジャンプをして敵をかわし、３０秒間耐え抜けば勝ち</text:span></text:p>
            <text:p>　</text:p>
            <text:p>　</text:p>
          </draw:text-box>
        </draw:frame>
        <draw:frame draw:style-name="gr3" draw:text-style-name="P2" draw:layer="layout" svg:width="4.999cm" svg:height="3.999cm" svg:x="22.601cm" svg:y="14.001cm">
          <draw:image xlink:href="Pictures/100000000000064000000384AB7A6A5D444AA1EF.png" xlink:type="simple" xlink:show="embed" xlink:actuate="onLoad">
            <text:p/>
          </draw:image>
        </draw:frame>
        <draw:frame draw:style-name="gr4" draw:text-style-name="P2" draw:layer="layout" svg:width="3.954cm" svg:height="4.022cm" draw:transform="rotate (-0.300196631343025) translate (22.789cm 9.8cm)">
          <draw:image xlink:href="Pictures/1000088100000A2300000A50F0FE4F933F603EA2.svg" xlink:type="simple" xlink:show="embed" xlink:actuate="onLoad">
            <text:p/>
          </draw:image>
          <draw:image xlink:href="Pictures/10000201000000620000006435343FC0D9EB8029.png" xlink:type="simple" xlink:show="embed" xlink:actuate="onLoad"/>
        </draw:frame>
        <draw:frame presentation:style-name="pr1" draw:text-style-name="P4" draw:layer="layout" svg:width="4.4cm" svg:height="1cm" svg:x="22.4cm" svg:y="19.2cm" presentation:class="title" presentation:user-transformed="true">
          <draw:text-box>
            <text:p text:style-name="P4"><text:span text:style-name="T3">作：戒田 雄士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kaoPGothic" svg:font-family="TakaoPGothic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1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番号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5T11:58:05.184349349</meta:creation-date>
    <dc:date>2018-06-05T12:12:29.107026456</dc:date>
    <meta:editing-duration>PT4M13S</meta:editing-duration>
    <meta:editing-cycles>1</meta:editing-cycles>
    <meta:document-statistic meta:object-count="44"/>
    <meta:generator>LibreOffice/5.1.6.2$Linux_X86_64 LibreOffice_project/10m0$Build-2</meta:generator>
  </office:meta>
</office:document-meta>
</file>